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6.21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101.4pt" fo:break-before="auto" style:use-optimal-row-height="false"/>
    </style:style>
    <style:style style:name="ro9" style:family="table-row">
      <style:table-row-properties style:row-height="66.64pt" fo:break-before="auto" style:use-optimal-row-height="true"/>
    </style:style>
    <style:style style:name="ro10" style:family="table-row">
      <style:table-row-properties style:row-height="44.84pt" fo:break-before="auto" style:use-optimal-row-height="true"/>
    </style:style>
    <style:style style:name="ro11" style:family="table-row">
      <style:table-row-properties style:row-height="77.3pt" fo:break-before="auto" style:use-optimal-row-height="true"/>
    </style:style>
    <style:style style:name="ro12" style:family="table-row">
      <style:table-row-properties style:row-height="55.76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PingFang SC" style:font-name-complex="Nachlieli CL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  <text:p><text:span text:style-name="T1">23m from start at 10.2v</text:span>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410a</text:p>
          </table:table-cell>
          <table:table-cell table:style-name="ce32" office:value-type="string" calcext:value-type="string" table:number-columns-spanned="2" table:number-rows-spanned="1">
            <text:p>LongPeak &lt; 10.5</text:p>
            <text:p>LongMean &gt; shortMean</text:p>
            <text:p>LastChange &gt; 300s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m at 9.45v startup</text:p>
            <text:p>8Jan202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  <text:p>DockingState == DOCKED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  <text:p>+</text:p>
            <text:p>Dock</text:p>
            <text:p>Requested</text:p>
          </table:table-cell>
          <table:table-cell office:value-type="float" office:value="121" calcext:value-type="float">
            <text:p>121</text:p>
          </table:table-cell>
          <table:table-cell table:style-name="ce32" office:value-type="string" calcext:value-type="string" table:number-columns-spanned="2" table:number-rows-spanned="1">
            <text:p>Slope&gt;0.0, lastChange&gt;150s, (shortMean-longMean) &gt;0.1v old:shortPeak &gt;= longPeak</text:p>
            <text:p>old:ShortPeak-shortMin&gt;0.5</text:p>
            <text:p>DockingState == </text:p>
            <text:p>   DOCKREQUESTED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Dock Failure</text:p>
            <text:p>5m not </text:p>
            <text:p>Charging</text:p>
          </table:table-cell>
          <table:table-cell office:value-type="float" office:value="110" calcext:value-type="float">
            <text:p>110</text:p>
          </table:table-cell>
          <table:table-cell table:style-name="ce32" office:value-type="string" calcext:value-type="string">
            <text:p>Docked &amp;</text:p>
            <text:p>LastChg&gt;5min</text:p>
            <text:p>notCharging </text:p>
            <text:p/>
            <text:p>Causes Undock() which sets rule 310c</text:p>
          </table:table-cell>
          <table:table-cell table:style-name="ce31"/>
          <table:table-cell table:style-name="ce12" office:value-type="string" calcext:value-type="string">
            <text:p>y</text:p>
          </table:table-cell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230b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0s</text:p>
          </table:table-cell>
          <table:covered-table-cell table:style-name="ce31"/>
          <table:table-cell table:style-name="ce12"/>
          <table:table-cell table:style-name="ce32"/>
          <table:table-cell/>
          <table:table-cell table:style-name="ce5" office:value-type="string" calcext:value-type="string">
            <text:p>early trickle for unknown reasons</text:p>
          </table:table-cell>
          <table:table-cell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12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4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9:.C74])" office:value-type="float" office:value="261.3" calcext:value-type="float">
            <text:p>261.3</text:p>
          </table:table-cell>
          <table:table-cell table:style-name="ce37" table:formula="of:=([.C36]-[.C34])/[.C34]" office:value-type="percentage" office:value="-0.0176691729323308" calcext:value-type="percentage">
            <text:p>-1.8%</text:p>
          </table:table-cell>
          <table:table-cell table:formula="of:=MIN([.E40:.E69])" office:value-type="float" office:value="261" calcext:value-type="float">
            <text:p>261</text:p>
          </table:table-cell>
          <table:table-cell table:style-name="ce32"/>
          <table:table-cell table:style-name="ce37" table:formula="of:=([.E36]-[.E34])/[.E34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9:.C74])" office:value-type="float" office:value="271.5" calcext:value-type="float">
            <text:p>271.5</text:p>
          </table:table-cell>
          <table:table-cell table:style-name="ce37" table:formula="of:=([.C37]-[.C34])/[.C34]" office:value-type="percentage" office:value="0.0206766917293233" calcext:value-type="percentage">
            <text:p>2.1%</text:p>
          </table:table-cell>
          <table:table-cell table:formula="of:=MAX([.E39:.E74])" office:value-type="float" office:value="270.5" calcext:value-type="float">
            <text:p>270.5</text:p>
          </table:table-cell>
          <table:table-cell table:style-name="ce32"/>
          <table:table-cell table:style-name="ce37" table:formula="of:=([.E37]-[.E34])/[.E34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40:.C74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40:.E69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40:.C74])" office:value-type="float" office:value="265.966666666667" calcext:value-type="float">
            <text:p>266.0</text:p>
          </table:table-cell>
          <table:table-cell table:style-name="ce23" table:formula="of:=-([.$C$32]+([.C39]-[.$C$34])/1.5)" office:value-type="float" office:value="-87.9777777777778" calcext:value-type="float">
            <text:p>-88</text:p>
          </table:table-cell>
          <table:table-cell table:style-name="ce15" table:formula="of:=AVERAGE([.E40:.E74])" office:value-type="float" office:value="235.869344385221" calcext:value-type="float">
            <text:p>235.9</text:p>
          </table:table-cell>
          <table:table-cell table:style-name="ce23" table:formula="of:=-([.$E$32]+([.E39]-[.$E$34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32]+([.C40]-[.$C$34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32]+([.E40]-[.$E$34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32]+([.C41]-[.$C$34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32]+([.E41]-[.$E$34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32]+([.C42]-[.$C$34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32]+([.E42]-[.$E$34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32]+([.C43]-[.$C$34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32]+([.E43]-[.$E$34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2]+([.C44]-[.$C$34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2]+([.E44]-[.$E$34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32]+([.C45]-[.$C$34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45]-[.$E$34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32]+([.C46]-[.$C$34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32]+([.E46]-[.$E$34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32]+([.C47]-[.$C$34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32]+([.E47]-[.$E$34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2]+([.C48]-[.$C$34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32]+([.E48]-[.$E$34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32]+([.C49]-[.$C$34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2]+([.E49]-[.$E$34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2]+([.C50]-[.$C$34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32]+([.E50]-[.$E$34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32]+([.C51]-[.$C$34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32]+([.E51]-[.$E$34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32]+([.C52]-[.$C$34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52]-[.$E$34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53]-[.$C$34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53]-[.$E$34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32]+([.C54]-[.$C$34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2]+([.E54]-[.$E$34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2]+([.C55]-[.$C$34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32]+([.E55]-[.$E$34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32]+([.C56]-[.$C$34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32]+([.E56]-[.$E$34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57]-[.$C$34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32]+([.E57]-[.$E$34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32]+([.C58]-[.$C$34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2]+([.E58]-[.$E$34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32]+([.C59]-[.$C$34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32]+([.E59]-[.$E$34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2]+([.C60]-[.$C$34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2]+([.E60]-[.$E$34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2]+([.C61]-[.$C$34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32]+([.E61]-[.$E$34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32]+([.C62]-[.$C$34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32]+([.E62]-[.$E$34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32]+([.C63]-[.$C$34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32]+([.E63]-[.$E$34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32]+([.C64]-[.$C$34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32]+([.E64]-[.$E$34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32]+([.C65]-[.$C$34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32]+([.E65]-[.$E$34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32]+([.C66]-[.$C$34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32]+([.E66]-[.$E$34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67]-[.$C$34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32]+([.E67]-[.$E$34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32]+([.C68]-[.$C$34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2]+([.E68]-[.$E$34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32]+([.C69]-[.$C$34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32]+([.E69]-[.$E$34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3]*[.E76]+[.$E$72]" office:value-type="float" office:value="48" calcext:value-type="float">
            <text:p>48.0</text:p>
          </table:table-cell>
          <table:table-cell table:style-name="ce23"/>
          <table:table-cell table:style-name="ce15" table:formula="of:=[.$E$73]*[.G76]+[.$E$72]" office:value-type="float" office:value="12" calcext:value-type="float">
            <text:p>12.0</text:p>
          </table:table-cell>
          <table:table-cell table:style-name="ce15" table:formula="of:=[.H73]*[.H76]+[.H72]" office:value-type="float" office:value="1219.2" calcext:value-type="float">
            <text:p>1219.2</text:p>
          </table:table-cell>
          <table:table-cell table:formula="of:=[.$H$73]*[.I76]+[.$H$72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5]-[.E73]*[.E76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5]-[.H73]*[.I76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5]-[.G75])/([.E76]-[.G76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5]-[.I75])/([.H76]-[.I76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6]/[.E75])-1" office:value-type="percentage" office:value="0.0149305555555557" calcext:value-type="percentage">
            <text:p>1.49%</text:p>
          </table:table-cell>
          <table:table-cell/>
          <table:table-cell table:style-name="ce30" table:formula="of:=([.G76]/[.G75])-1" office:value-type="percentage" office:value="0.0305555555555554" calcext:value-type="percentage">
            <text:p>3.06%</text:p>
          </table:table-cell>
          <table:table-cell table:style-name="ce30" table:formula="of:=([.H76]/[.H75])-1" office:value-type="percentage" office:value="0.0145833333333334" calcext:value-type="percentage">
            <text:p>1.46%</text:p>
          </table:table-cell>
          <table:table-cell table:style-name="ce30" table:formula="of:=([.I76]/[.I75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7:.E88])" office:value-type="float" office:value="48.7166666666667" calcext:value-type="float">
            <text:p>48.7</text:p>
          </table:table-cell>
          <table:table-cell/>
          <table:table-cell table:style-name="ce15" table:formula="of:=AVERAGE([.G77:.G88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8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4:18:38.46362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20-01-10T14:20:35.122060545</dc:date>
    <meta:editing-duration>P1DT9H20M43S</meta:editing-duration>
    <meta:editing-cycles>38</meta:editing-cycles>
    <meta:generator>LibreOffice/6.1.3.2$MacOSX_X86_64 LibreOffice_project/86daf60bf00efa86ad547e59e09d6bb77c699acb</meta:generator>
    <meta:document-statistic meta:table-count="1" meta:cell-count="332" meta:object-count="0"/>
  </office:meta>
</office:document-meta>
</file>